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c9211e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c9211e" fo:font-size="14pt" style:text-underline-style="none" fo:font-weight="normal" officeooo:rsid="0010b534" officeooo:paragraph-rsid="0010b534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c9211e" fo:font-size="14pt" style:text-underline-style="none" fo:font-weight="normal" officeooo:rsid="00136e7b" officeooo:paragraph-rsid="00136e7b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c9211e" fo:font-size="14pt" style:text-underline-style="none" fo:font-weight="normal" officeooo:rsid="001ac173" officeooo:paragraph-rsid="001ac173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c9211e" fo:font-size="14pt" style:text-underline-style="none" fo:font-weight="normal" officeooo:rsid="001e883a" officeooo:paragraph-rsid="001e883a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c9211e" fo:font-size="14pt" style:text-underline-style="none" fo:font-weight="normal" officeooo:rsid="00240f4e" officeooo:paragraph-rsid="00240f4e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c9211e" fo:font-size="14pt" style:text-underline-style="none" fo:font-weight="normal" officeooo:rsid="000ca9c6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c9211e" fo:font-size="14pt" style:text-underline-style="none" fo:font-weight="normal" officeooo:rsid="000ca9c6" officeooo:paragraph-rsid="000ca9c6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282385"/>
    </style:style>
    <style:style style:name="P14" style:family="paragraph" style:parent-style-name="Standard">
      <style:text-properties fo:color="#c9211e" fo:font-size="14pt" style:text-underline-style="none" fo:font-weight="normal" officeooo:rsid="002a0553" officeooo:paragraph-rsid="0028238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paragraph-rsid="001ac17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6pt" style:text-underline-style="none" fo:font-weight="normal" officeooo:rsid="0036b0e4" officeooo:paragraph-rsid="0036b0e4" style:font-size-asian="16pt" style:font-weight-asian="normal" style:font-size-complex="16pt" style:font-weight-complex="normal"/>
    </style:style>
    <style:style style:name="P17" style:family="paragraph" style:parent-style-name="Text_20_body">
      <style:text-properties fo:color="#c9211e" fo:font-size="14pt" style:text-underline-style="none" fo:font-weight="normal" officeooo:rsid="00173051" officeooo:paragraph-rsid="00335dcb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083463"/>
    </style:style>
    <style:style style:name="T5" style:family="text">
      <style:text-properties officeooo:rsid="0010fbb8"/>
    </style:style>
    <style:style style:name="T6" style:family="text">
      <style:text-properties officeooo:rsid="0012ebf5"/>
    </style:style>
    <style:style style:name="T7" style:family="text">
      <style:text-properties officeooo:rsid="00173051"/>
    </style:style>
    <style:style style:name="T8" style:family="text">
      <style:text-properties officeooo:rsid="0018c845"/>
    </style:style>
    <style:style style:name="T9" style:family="text">
      <style:text-properties officeooo:rsid="001f00d0"/>
    </style:style>
    <style:style style:name="T10" style:family="text">
      <style:text-properties officeooo:rsid="0020c084"/>
    </style:style>
    <style:style style:name="T11" style:family="text">
      <style:text-properties officeooo:rsid="00221702"/>
    </style:style>
    <style:style style:name="T12" style:family="text">
      <style:text-properties officeooo:rsid="00277866"/>
    </style:style>
    <style:style style:name="T13" style:family="text">
      <style:text-properties fo:color="#c9211e" fo:font-size="14pt" style:text-underline-style="none" fo:font-weight="normal" officeooo:rsid="00282385" style:font-size-asian="14pt" style:font-weight-asian="normal" style:font-size-complex="14pt" style:font-weight-complex="normal"/>
    </style:style>
    <style:style style:name="T14" style:family="text">
      <style:text-properties fo:color="#c9211e" fo:font-size="14pt" style:text-underline-style="none" fo:font-weight="normal" officeooo:rsid="000ca9c6" style:font-size-asian="14pt" style:font-weight-asian="normal" style:font-size-complex="14pt" style:font-weight-complex="normal"/>
    </style:style>
    <style:style style:name="T15" style:family="text">
      <style:text-properties fo:color="#c9211e" fo:font-size="14pt" style:text-underline-style="none" fo:font-weight="normal" officeooo:rsid="002a0553" style:font-size-asian="14pt" style:font-weight-asian="normal" style:font-size-complex="14pt" style:font-weight-complex="normal"/>
    </style:style>
    <style:style style:name="T16" style:family="text">
      <style:text-properties officeooo:rsid="002a72f3"/>
    </style:style>
    <style:style style:name="T17" style:family="text">
      <style:text-properties officeooo:rsid="002c6551"/>
    </style:style>
    <style:style style:name="T18" style:family="text">
      <style:text-properties officeooo:rsid="001ac1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 - Droit des TIC : <text:span text:style-name="T2">La protection juridique du nom de marque</text:span></text:p>
      <text:p text:style-name="P16"/>
      <text:p text:style-name="P16">Alexandre Clenet</text:p>
      <text:p text:style-name="P2"><text:s text:c="5"/>=&gt;inpi.fr</text:p>
      <text:p text:style-name="P2"/>
      <text:p text:style-name="P4">1 – Combien coûte le dépôt de marque auprès de l'INPI ?</text:p>
      <text:p text:style-name="P12">Le dépôt d’une marque coûte 190€  pour la Classe attribuée au produit/service avec un bonus de 40€ par classe supplémentaire.</text:p>
      <text:p text:style-name="P13"><text:span text:style-name="T13">Pour le ren</text:span><text:span text:style-name="T14">ouvellement </text:span><text:bookmark text:name="hs_cos_wrapper_post_body"/><text:span text:style-name="T14">290 euros pour une classe et 40 euros par classe supplémentaire.<text:line-break/></text:span><text:span text:style-name="T15">Les fonctionnalités de recherche :</text:span></text:p>
      <text:p text:style-name="P14">- Disponibilité marque 80€</text:p>
      <text:p text:style-name="P14">- Disponibilité marque et nom de domaine 150€</text:p>
      <text:p text:style-name="P14">- Disponibilité marque et logo 572€</text:p>
      <text:p text:style-name="P11"/>
      <text:p text:style-name="P3"><text:span text:style-name="T1">2 – Rappelez en quoi consiste la classification de Nice, puis définissez « </text:span><text:span text:style-name="T3">le principe de spécialité </text:span>»</text:p>
      <text:p text:style-name="P6">La classification de Nice consiste à répartir en différente catégorie la définition d’une marque par rapport aux produits/services qu’elle propose.</text:p>
      <text:p text:style-name="P6"/>
      <text:p text:style-name="P6">Le principe de spécialité, <text:span text:style-name="T5">pour une marque signifie qu’elle possède une protection sur une </text:span><text:span text:style-name="T6">ou plusieurs </text:span><text:span text:style-name="T5">classe</text:span><text:span text:style-name="T6">s</text:span><text:span text:style-name="T5"> particulière</text:span><text:span text:style-name="T6">s</text:span><text:span text:style-name="T5"> donnée</text:span><text:span text:style-name="T6">s à l’enregistrement de la marque</text:span><text:span text:style-name="T5">.</text:span></text:p>
      <text:p text:style-name="P3"/>
      <text:p text:style-name="P4">3 – Qu'est-ce qu'une <text:span text:style-name="T2">marque notoire </text:span>? Et de quelle protection juridique bénéficie-t-elle ? Résumez l'affaire Showroomprive.com contre Venteprivee.com</text:p>
      <text:p text:style-name="P4"/>
      <text:p text:style-name="P7">Une marque notoire est une marque reconnue de part son influence et sa connaissance aux yeux de tou<text:span text:style-name="T7">s. Elle a de ce fait pas le besoin d’être déposé pour être protégé</text:span> <text:span text:style-name="T7">et </text:span>elle bénéficie dès lors de la protection sur l’ensemble des classes <text:span text:style-name="T8">même celles sans liens avec la marque</text:span>.</text:p>
      <text:p text:style-name="P7"/>
      <text:p text:style-name="P8">Affaire Showroomprive.com contre Venteprivee.com :</text:p>
      <text:p text:style-name="P15"/>
      <text:p text:style-name="P17"><text:tab/>L'affaire <text:span text:style-name="T18">Showroomprive</text:span>.com contre <text:span text:style-name="T18">Venteprivee</text:span>.com a été un litige juridique portant sur la violation de la marque notoire de <text:span text:style-name="T18">Showroomprive</text:span>.com par <text:span text:style-name="T18">Venteprivee</text:span>.com. <text:span text:style-name="T18">Showroomprive</text:span>.com, une entreprise de vente en ligne de produits de marque, a accusé <text:span text:style-name="T18">Venteprivee</text:span>.com, une entreprise concurrente, de violer sa marque notoire en utilisant un nom de domaine similaire et en pratiquant une concurrence déloyale.</text:p>
      <text:p text:style-name="P17"><text:tab/>Les tribunaux français ont statué en faveur de <text:span text:style-name="T18">Showroomprive</text:span>.com et ont ordonné à <text:span text:style-name="T18">Venteprivee</text:span>.com de changer son nom de domaine et de cesser toute activité de vente en ligne de produits de marque similaires à ceux de <text:span text:style-name="T18">Showroomprive</text:span>.com. Ils ont également condamné <text:span text:style-name="T18">Venteprivee</text:span>.com à payer des dommages-intérêts à <text:span text:style-name="T18">Showroomprive</text:span>.com pour préjudice causé par la violation de sa marque notoire.</text:p>
      <text:p text:style-name="P4"><text:soft-page-break/>4 – Dans « <text:span text:style-name="T2">base de données marques </text:span>», effectuez quelques simulations de recherche de marque : Qu'observez-vous ? (marque enregistrée, en cours d'étude, enregistrement refusé,…)</text:p>
      <text:p text:style-name="P5"/>
      <text:p text:style-name="P10">Par exemple pour la recherche de « Coca Cola », on trouve <text:span text:style-name="T12">toutes les marques et sous marques déposé par COCA COLA COMPAGNY, le reste </text:span><text:span text:style-name="T16">des marques</text:span><text:span text:style-name="T12"> </text:span><text:span text:style-name="T16">sont</text:span><text:span text:style-name="T12"> soit expiré</text:span><text:span text:style-name="T16">es</text:span><text:span text:style-name="T12"> soit totalement refusé</text:span><text:span text:style-name="T16">es</text:span><text:span text:style-name="T12"> par l’INPI </text:span><text:span text:style-name="T17">car les déposants ne sont pas Coca Cola et utilisent le nom ou un logo qui ne leur appartiennent pas. </text:span></text:p>
      <text:p text:style-name="P4"/>
      <text:p text:style-name="P4"><text:span text:style-name="T4">5</text:span> – Parmi les 45 classes, retrouvez celles qui sont relatives aux TIC : <text:span text:style-name="T2">Identifiez</text:span> les classes concernées, puis<text:span text:style-name="T2"> nommez</text:span> les produits et services TIC qui s'y trouvent.</text:p>
      <text:p text:style-name="P9">Les produits concernés par le TIC sont :</text:p>
      <text:p text:style-name="P9">&gt; Dans la Classe 9 : les ordinateurs, smartphones , tablettes , logiciels , périphériques d’ordinateur, traitement de données, <text:span text:style-name="T11">casque de réalité virtuelle</text:span>.</text:p>
      <text:p text:style-name="P9">&gt; <text:span text:style-name="T9">Dans la Classe 16 : </text:span><text:span text:style-name="T10">Imprimerie et photogra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dier KUEVIAKOE</meta:initial-creator>
    <meta:creation-date>2020-12-14T14:12:08.90</meta:creation-date>
    <dc:date>2022-12-19T14:25:28.912000000</dc:date>
    <meta:editing-duration>PT4H27M44S</meta:editing-duration>
    <meta:editing-cycles>42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23" meta:word-count="480" meta:character-count="3071" meta:non-whitespace-character-count="2600"/>
  </office:meta>
</office:document-meta>
</file>